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LT" svg:font-family="'Helvetica Neue LT', apple-system, BlinkMacSystemFont, 'Segoe UI', Helvetica, Arial, sans-serif"/>
    <style:font-face style:name="Helvetica" svg:font-family="Helvetica, Arial, sans-serif"/>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de" fo:country="DE" officeooo:rsid="001fe90f" officeooo:paragraph-rsid="004c4a9f" style:font-size-asian="10.5pt"/>
    </style:style>
    <style:style style:name="P2" style:family="paragraph" style:parent-style-name="Standard">
      <style:text-properties fo:language="de" fo:country="DE" officeooo:rsid="001fe90f" officeooo:paragraph-rsid="002b1bda" style:font-size-asian="10.5pt"/>
    </style:style>
    <style:style style:name="P3" style:family="paragraph" style:parent-style-name="Standard">
      <style:text-properties fo:language="de" fo:country="DE" officeooo:rsid="002013f5" officeooo:paragraph-rsid="002013f5" style:font-size-asian="10.5pt"/>
    </style:style>
    <style:style style:name="P4" style:family="paragraph" style:parent-style-name="Standard">
      <style:text-properties fo:language="de" fo:country="DE" officeooo:rsid="00232d61" officeooo:paragraph-rsid="002ece65" style:font-size-asian="10.5pt"/>
    </style:style>
    <style:style style:name="P5" style:family="paragraph" style:parent-style-name="Standard">
      <style:text-properties fo:language="de" fo:country="DE" officeooo:rsid="002ece65" officeooo:paragraph-rsid="00301988" style:font-size-asian="10.5pt"/>
    </style:style>
    <style:style style:name="P6" style:family="paragraph" style:parent-style-name="Standard">
      <style:text-properties fo:language="de" fo:country="DE" officeooo:rsid="00301988" officeooo:paragraph-rsid="00301988" style:font-size-asian="10.5pt"/>
    </style:style>
    <style:style style:name="P7" style:family="paragraph" style:parent-style-name="Standard">
      <style:text-properties fo:language="de" fo:country="DE" officeooo:rsid="003244e7" officeooo:paragraph-rsid="00496c60" style:font-size-asian="10.5pt"/>
    </style:style>
    <style:style style:name="P8" style:family="paragraph" style:parent-style-name="Standard">
      <style:text-properties fo:language="de" fo:country="DE" officeooo:rsid="0034f9e9" officeooo:paragraph-rsid="0034f9e9" style:font-size-asian="10.5pt"/>
    </style:style>
    <style:style style:name="P9" style:family="paragraph" style:parent-style-name="Standard">
      <style:text-properties fo:language="de" fo:country="DE" officeooo:rsid="003a0adb" officeooo:paragraph-rsid="003a0adb" style:font-size-asian="10.5pt"/>
    </style:style>
    <style:style style:name="P10" style:family="paragraph" style:parent-style-name="Standard">
      <style:text-properties fo:language="de" fo:country="DE" officeooo:rsid="004c4a9f" officeooo:paragraph-rsid="004c4a9f" style:font-size-asian="10.5pt"/>
    </style:style>
    <style:style style:name="P11" style:family="paragraph" style:parent-style-name="Standard">
      <style:text-properties fo:language="de" fo:country="DE" officeooo:rsid="004d66c2" officeooo:paragraph-rsid="004d66c2" style:font-size-asian="10.5pt"/>
    </style:style>
    <style:style style:name="P12" style:family="paragraph" style:parent-style-name="Standard">
      <style:text-properties fo:language="de" fo:country="DE" officeooo:rsid="0051994e" officeooo:paragraph-rsid="0051994e" style:font-size-asian="10.5pt"/>
    </style:style>
    <style:style style:name="P13" style:family="paragraph" style:parent-style-name="Standard">
      <style:text-properties fo:language="de" fo:country="DE" officeooo:rsid="005610c0" officeooo:paragraph-rsid="005610c0" style:font-size-asian="10.5pt"/>
    </style:style>
    <style:style style:name="P14" style:family="paragraph" style:parent-style-name="Standard">
      <style:text-properties fo:language="de" fo:country="DE" officeooo:rsid="005c4a00" officeooo:paragraph-rsid="005c4a00" style:font-size-asian="10.5pt"/>
    </style:style>
    <style:style style:name="P15" style:family="paragraph" style:parent-style-name="Standard">
      <style:text-properties fo:language="de" fo:country="DE" officeooo:rsid="005e2990" officeooo:paragraph-rsid="005e2990" style:font-size-asian="10.5pt"/>
    </style:style>
    <style:style style:name="P16" style:family="paragraph" style:parent-style-name="Standard">
      <style:text-properties fo:language="de" fo:country="DE" officeooo:rsid="00636b61" officeooo:paragraph-rsid="00636b61" style:font-size-asian="10.5pt"/>
    </style:style>
    <style:style style:name="P17" style:family="paragraph" style:parent-style-name="Standard">
      <style:text-properties fo:language="de" fo:country="DE" fo:font-weight="bold" officeooo:rsid="004c4a9f" officeooo:paragraph-rsid="004c4a9f" style:font-size-asian="10.5pt" style:font-weight-asian="bold" style:font-weight-complex="bold"/>
    </style:style>
    <style:style style:name="P18" style:family="paragraph" style:parent-style-name="Standard">
      <style:text-properties fo:language="de" fo:country="DE" fo:font-weight="bold" officeooo:rsid="005a6bae" officeooo:paragraph-rsid="005a6bae" style:font-size-asian="10.5pt" style:font-weight-asian="bold" style:font-weight-complex="bold"/>
    </style:style>
    <style:style style:name="P19" style:family="paragraph" style:parent-style-name="Standard">
      <style:text-properties fo:language="de" fo:country="DE" style:text-underline-style="solid" style:text-underline-width="auto" style:text-underline-color="font-color" officeooo:rsid="001fe90f" officeooo:paragraph-rsid="001fe90f"/>
    </style:style>
    <style:style style:name="P20" style:family="paragraph" style:parent-style-name="Standard">
      <style:text-properties fo:font-variant="normal" fo:text-transform="none" fo:color="#444950" style:font-name="Helvetica" fo:font-size="13.5pt" fo:letter-spacing="normal" fo:language="de" fo:country="DE" fo:font-style="normal" fo:font-weight="normal" officeooo:rsid="00232d61" officeooo:paragraph-rsid="002b1bda" style:font-size-asian="10.5pt"/>
    </style:style>
    <style:style style:name="T1" style:family="text">
      <style:text-properties officeooo:rsid="002ef92d"/>
    </style:style>
    <style:style style:name="T2" style:family="text">
      <style:text-properties officeooo:rsid="00320dfa"/>
    </style:style>
    <style:style style:name="T3" style:family="text">
      <style:text-properties officeooo:rsid="0033d001"/>
    </style:style>
    <style:style style:name="T4" style:family="text">
      <style:text-properties officeooo:rsid="00385360"/>
    </style:style>
    <style:style style:name="T5" style:family="text">
      <style:text-properties officeooo:rsid="003b94f3"/>
    </style:style>
    <style:style style:name="T6" style:family="text">
      <style:text-properties officeooo:rsid="003f13fb"/>
    </style:style>
    <style:style style:name="T7" style:family="text">
      <style:text-properties officeooo:rsid="00496c60"/>
    </style:style>
    <style:style style:name="T8" style:family="text">
      <style:text-properties officeooo:rsid="00511a69"/>
    </style:style>
    <style:style style:name="T9" style:family="text">
      <style:text-properties officeooo:rsid="0054e792"/>
    </style:style>
    <style:style style:name="T10" style:family="text">
      <style:text-properties officeooo:rsid="005d852e"/>
    </style:style>
    <style:style style:name="T11" style:family="text">
      <style:text-properties officeooo:rsid="005ecf39"/>
    </style:style>
    <style:style style:name="T12" style:family="text">
      <style:text-properties officeooo:rsid="005f20e1"/>
    </style:style>
    <style:style style:name="T13" style:family="text">
      <style:text-properties officeooo:rsid="00661e2a"/>
    </style:style>
    <style:style style:name="T14" style:family="text">
      <style:text-properties officeooo:rsid="00674792"/>
    </style:style>
    <style:style style:name="T1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gelungen der Sozialen Netzwerke:</text:p>
      <text:p text:style-name="P3"><text:span text:style-name="T15"/></text:p>
      <text:p text:style-name="P3"><text:span text:style-name="T15">Facebook:</text:span></text:p>
      <text:p text:style-name="P5">Facebook besitzt einen sogenannten Gedenkzustand für Kontos von verstorbenen Nutzern. </text:p>
      <text:p text:style-name="P6">Dieser ermöglicht es <text:span text:style-name="T6">Freunden und Familienangehörige den</text:span> Verstorbenen in Ehre zu erhalten und Erinnerungen zu Teilen, soweit <text:span text:style-name="T2">dies in den </text:span>Privatsphäre-Einstellungen <text:span text:style-name="T2">erlaubt wurde.</text:span></text:p>
      <text:p text:style-name="P7">Für Konten in Gedenkzustand können Nachlasskontakte angegeben werden, die es ermöglichen gewisse Änderungen, wie das <text:span text:style-name="T3">P</text:span>osten von Inhalten oder das Ändern von Profilbildern, vorzunehmen. <text:span text:style-name="T7">Facebook arbeitet daran Nachlasskontakten weitere Optionen zur Verfügung zu stellen. Facebook empfielt jeden seiner Nutzer einen solchen Nachlasskontakt anzulegen, denn im Falle von keinen Angaben kann das Konto nicht mehr verändert werden uns es besteht nur mehr die Möglichkeit das Konto ganz zu löschen, indem Facebook eine Kopie der Sterbeurkunde zugesandt wird. Allerding können nur Personen die das 18. Lebensjahr abgeschlossen haben, als Nachlasskontakt angegeben werden.</text:span></text:p>
      <text:p text:style-name="P8">Facebook bietet seinen Nutzern eine weitere Möglichkeit was mit ihrem Konto nach dem Tod passiern soll, nämlich die Beantragung einer Löschung. <text:span text:style-name="T4">Wird diese Möglichkeit in Anspruch genommen wird das Profil nach dem Tod sofort gelöscht.</text:span></text:p>
      <text:p text:style-name="P4"/>
      <text:p text:style-name="P9">In beiden Möglichkeiten ist es keiner Person mehr möglich sich unter seinem Konto anzumelden, zum Schutz des Verstorbenen, <text:span text:style-name="T5">auch wenn Benutzername und Passwort hinterlegt wurden.</text:span></text:p>
      <text:p text:style-name="P16">Facebook informiert darüber, dass es immer ein Verst<text:span text:style-name="T13">o</text:span>ß gegen die Facebook-Richtlinien darstellt sich beim Konto einer anderen Person anzumelden. <text:span text:style-name="T14">Sind den Hinterbliebenen keine Anmeldedaten bekannt darf Facebook somit auch</text:span> niemanden Login-Daten herausgeben.</text:p>
      <text:p text:style-name="P2"/>
      <text:p text:style-name="P17">Twitter:</text:p>
      <text:p text:style-name="P11">Twitter besitzt <text:span text:style-name="T8">keine Möglichkeit der Vorsorge für Nutzer. Die einzige Möglichkeit für bevollmächtigte Hinterbliebenen oder unmittbare Familienmitglieder ist die Löschung des Accounts zu beantragen. Dazu benötigt Twitter eine Kopie des Personalausweises und der Sterbeurkunde.</text:span></text:p>
      <text:p text:style-name="P12">Sind die Zugangsdaten des Verstorbenen bekannt kann das Profil <text:span text:style-name="T9">leichter gelöscht werden, dazu deaktiviert man das Profil und nach 30 Tagen wird der Account gelöscht.</text:span></text:p>
      <text:p text:style-name="P10"/>
      <text:p text:style-name="P13">Wie Facebook informiert auch Twitter Personen darüber, dass sie an niemanden Informationen zu Login-Daten weitergeben dürfen, egal um welche Person es sich handelt.</text:p>
      <text:p text:style-name="P1"/>
      <text:p text:style-name="P18">Fazit:</text:p>
      <text:p text:style-name="P14">Wie wir sehen unterscheiden sich die Geschäftsbedinungen der Betreiber von Sozialen Netzwerken stark und es benötigt einige Zeit um alle Informationen bei jedem Anbieter zu sammeln. <text:span text:style-name="T10">Ist eine verstorbene Person Mitglied mehrere sozialer Netzwerke ist es für die Hinterblieben ein großer Aufwand derer Verwaltung nachzugehen.</text:span></text:p>
      <text:p text:style-name="P14"/>
      <text:p text:style-name="P15">Je nach dem um welche Accounts es sich handelt stellt sich auch die Frage was wirklick mit Konten passieren soll. Wird Konto zum Beispiel kommerziell genutzt und hat eine große Reichweite besteht auf jeden Fall der Wunsch dieses Konto weiterzuführen, <text:span text:style-name="T12">höchstwahrscheinlich auf im Sinne des Verstorbenen</text:span>. <text:span text:style-name="T11">Sind in einem solchen Fall allerdings keine Login-Daten hinterlassen worden stoßt man auf rechtliche Probleme. Um auf Nummer sicher zu gehen ist bei solchen Angelegenheiten ein Hinterlegen der Daten ein mu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LT" svg:font-family="'Helvetica Neue LT', apple-system, BlinkMacSystemFont, 'Segoe UI', Helvetica, Arial, sans-serif"/>
    <style:font-face style:name="Helvetica" svg:font-family="Helvetica, Arial, sans-serif"/>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315722870</meta:creation-date>
    <meta:generator>LibreOffice/6.0.7.3$Linux_X86_64 LibreOffice_project/00m0$Build-3</meta:generator>
    <dc:date>2019-04-03T11:51:32.434987538</dc:date>
    <meta:editing-duration>PT53M1S</meta:editing-duration>
    <meta:editing-cycles>72</meta:editing-cycles>
    <meta:document-statistic meta:table-count="0" meta:image-count="0" meta:object-count="0" meta:page-count="1" meta:paragraph-count="15" meta:word-count="426" meta:character-count="3089" meta:non-whitespace-character-count="2677"/>
  </office:meta>
</office:document-meta>
</file>